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972in" fo:line-height="130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30%"/>
    </style:style>
    <style:style style:name="P4" style:parent-style-name="Normal" style:family="paragraph">
      <style:paragraph-properties fo:margin-bottom="0.0972in" fo:line-height="130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0972in" fo:line-height="130%"/>
    </style:style>
    <style:style style:name="P7" style:parent-style-name="Normal" style:family="paragraph">
      <style:paragraph-properties fo:margin-bottom="0.0972in" fo:line-height="130%"/>
    </style:style>
    <style:style style:name="T8" style:parent-style-name="DefaultParagraphFont" style:family="text">
      <style:text-properties style:font-name="Segoe UI" style:font-name-asian="Segoe UI" style:font-name-complex="Segoe UI" fo:color="#000000"/>
    </style:style>
    <style:style style:name="P9" style:parent-style-name="Normal" style:family="paragraph">
      <style:paragraph-properties fo:margin-bottom="0.0972in" fo:line-height="130%"/>
    </style:style>
    <style:style style:name="T10" style:parent-style-name="DefaultParagraphFont" style:family="text">
      <style:text-properties style:font-name="Segoe UI" style:font-name-asian="Segoe UI" style:font-name-complex="Segoe UI" fo:color="#000000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30%"/>
    </style:style>
    <style:style style:name="P13" style:parent-style-name="Normal" style:family="paragraph">
      <style:paragraph-properties fo:margin-bottom="0.0972in" fo:line-height="130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30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30%"/>
    </style:style>
    <style:style style:name="P18" style:parent-style-name="Normal" style:family="paragraph">
      <style:paragraph-properties fo:margin-bottom="0.0972in" fo:line-height="130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30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P22" style:parent-style-name="Normal" style:family="paragraph">
      <style:paragraph-properties fo:margin-bottom="0.0972in" fo:line-height="130%"/>
    </style:style>
    <style:style style:name="P23" style:parent-style-name="Normal" style:family="paragraph">
      <style:paragraph-properties fo:margin-bottom="0.0972in" fo:line-height="130%"/>
    </style:style>
    <style:style style:name="T24" style:parent-style-name="DefaultParagraphFont" style:family="text">
      <style:text-properties style:font-name="Segoe UI" style:font-name-asian="Segoe UI" style:font-name-complex="Segoe UI" fo:color="#000000"/>
    </style:style>
    <style:style style:name="P25" style:parent-style-name="Normal" style:family="paragraph">
      <style:paragraph-properties fo:margin-bottom="0.0972in" fo:line-height="130%"/>
    </style:style>
    <style:style style:name="T26" style:parent-style-name="DefaultParagraphFont" style:family="text">
      <style:text-properties style:font-name="Segoe UI" style:font-name-asian="Segoe UI" style:font-name-complex="Segoe UI" fo:color="#000000"/>
    </style:style>
    <style:style style:name="P27" style:parent-style-name="Normal" style:family="paragraph">
      <style:paragraph-properties fo:margin-bottom="0.0972in" fo:line-height="130%"/>
    </style:style>
    <style:style style:name="P28" style:parent-style-name="Normal" style:family="paragraph">
      <style:paragraph-properties fo:margin-bottom="0.0972in" fo:line-height="130%"/>
    </style:style>
    <style:style style:name="T29" style:parent-style-name="DefaultParagraphFont" style:family="text">
      <style:text-properties style:font-name="Segoe UI" style:font-name-asian="Segoe UI" style:font-name-complex="Segoe UI" fo:color="#000000"/>
    </style:style>
    <style:style style:name="T30" style:parent-style-name="DefaultParagraphFont" style:family="text">
      <style:text-properties style:font-name="Segoe UI" style:font-name-asian="Segoe UI" style:font-name-complex="Segoe UI" fo:color="#000000"/>
    </style:style>
    <style:style style:name="P31" style:parent-style-name="Normal" style:family="paragraph">
      <style:paragraph-properties fo:margin-bottom="0.0972in" fo:line-height="130%"/>
    </style:style>
    <style:style style:name="T32" style:parent-style-name="DefaultParagraphFont" style:family="text">
      <style:text-properties style:font-name="Segoe UI" style:font-name-asian="Segoe UI" style:font-name-complex="Segoe UI" fo:color="#000000"/>
    </style:style>
    <style:style style:name="P33" style:parent-style-name="Normal" style:family="paragraph">
      <style:paragraph-properties fo:margin-bottom="0.0972in" fo:line-height="130%"/>
    </style:style>
    <style:style style:name="P34" style:parent-style-name="Normal" style:family="paragraph">
      <style:paragraph-properties fo:margin-bottom="0.0972in" fo:line-height="130%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P36" style:parent-style-name="Normal" style:family="paragraph">
      <style:paragraph-properties fo:margin-bottom="0.0972in" fo:line-height="130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30%"/>
    </style:style>
    <style:style style:name="P39" style:parent-style-name="Normal" style:family="paragraph">
      <style:paragraph-properties fo:margin-bottom="0.0972in" fo:line-height="130%"/>
    </style:style>
    <style:style style:name="T40" style:parent-style-name="DefaultParagraphFont" style:family="text">
      <style:text-properties style:font-name="Segoe UI" style:font-name-asian="Segoe UI" style:font-name-complex="Segoe UI" fo:color="#000000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Arial" style:font-name-asian="Arial" style:font-name-complex="Arial" fo:color="#202124" fo:font-size="10.5pt" style:font-size-asian="10.5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61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6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 java?</text:span></text:p>
      <text:p text:style-name="P9"><text:span text:style-name="T10">A: <text:s/>//This is<text:s/></text:span><text:span text:style-name="T11">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 ‘’’ This is how you add MULTI LINE COMMENT ‘’’</text:span></text:p>
      <text:p text:style-name="P22"/>
      <text:p text:style-name="P23"><text:span text:style-name="T24">Q4: print hello world in Python</text:span></text:p>
      <text:p text:style-name="P25"><text:span text:style-name="T26">A: print("Hello World")</text:span></text:p>
      <text:p text:style-name="P27"/>
      <text:p text:style-name="P28"><text:span text:style-name="T29">Q5: prin</text:span><text:span text:style-name="T30">t hello world in java</text:span></text:p>
      <text:p text:style-name="P31"><text:span text:style-name="T32">A: System.out.print("Hello World");</text:span></text:p>
      <text:p text:style-name="P33"/>
      <text:p text:style-name="P34"><text:span text:style-name="T35">Q6: print hello world in javascript using console.log</text:span></text:p>
      <text:p text:style-name="P36"><text:span text:style-name="T37">A: console.log(“hello world”);</text:span></text:p>
      <text:p text:style-name="P38"/>
      <text:p text:style-name="P39"><text:span text:style-name="T40">Q7: Add a readme in this repository for the steps to make a PR.</text:span></text:p>
      <text:p text:style-name="Normal"><text:span text:style-name="T41">A:</text:span></text:p>
      <text:p text:style-name="Normal"/>
      <text:p text:style-name="Normal"><text:span text:style-name="T42">Q8: What are HTML &amp; CSS?</text:span></text:p>
      <text:soft-page-break/>
      <text:p text:style-name="Normal"><text:span text:style-name="T43">A: HTML is a marku</text:span><text:span text:style-name="T44">p language,</text:span></text:p>
      <text:p text:style-name="Normal"><text:span text:style-name="T45">CSS is a styling language.</text:span></text:p>
      <text:p text:style-name="Normal"/>
      <text:p text:style-name="Normal"><text:span text:style-name="T46">Q9: What’s an algorithm?</text:span></text:p>
      <text:p text:style-name="Normal"><text:span text:style-name="T47">A: A</text:span><text:span text:style-name="T48"> process or set of rules to be followed in calculations or other problem-solving operations, especially by a computer.</text:span></text:p>
      <text:p text:style-name="Normal"/>
      <text:p text:style-name="Normal"><text:span text:style-name="T49">Q10: What is flowchart?</text:span></text:p>
      <text:p text:style-name="Normal"><text:span text:style-name="T50">A: A flowchart is a picture of separate<text:s/></text:span><text:span text:style-name="T51">steps of a process in sequential order. Generic toll that can be adapted for a wide variety of purposes, and can be used to describe various processes such as manufacturing process , an administrative or service process or project plan.</text:span></text:p>
      <text:p text:style-name="Normal"><text:span text:style-name="T52">Q11: What are varia</text:span><text:span text:style-name="T53">bles?</text:span></text:p>
      <text:p text:style-name="Normal"><text:span text:style-name="T54">A:<text:s/></text:span><text:span text:style-name="T55">Variables are the names you give to computer memory locations which are used to store values in a computer program.</text:span></text:p>
      <text:p text:style-name="Normal"/>
      <text:p text:style-name="Normal"><text:span text:style-name="T56">Q12: What are loops?</text:span><text:span text:style-name="T57"><text:line-break/></text:span><text:span text:style-name="T58">A: loops are used to iterate over a piece of code for a given number of times.</text:span></text:p>
      <text:p text:style-name="Normal"/>
      <text:p text:style-name="Normal"><text:span text:style-name="T59">Q13: Compiler vs Interpreter?</text:span></text:p>
      <text:p text:style-name="Normal"><text:span text:style-name="T60">A:</text:span></text:p>
      <text:p text:style-name="Normal"/>
      <text:p text:style-name="P61">Q14: What is Machine Code?</text:p>
      <text:p text:style-name="P62">A: a computer programming language that a computer can directly respond or understands</text:p>
      <text:p text:style-name="Normal"/>
      <text:p text:style-name="Normal"/>
      <text:p text:style-name="Normal"><text:span text:style-name="T63">Q15: Name some HTML tags</text:span></text:p>
      <text:p text:style-name="Normal"><text:span text:style-name="T64">A:  &lt;!DOCTYPE&gt; , &lt;html&gt; , &lt;head&gt;, &lt;title&gt;, &lt;body&gt;, &lt;p&gt;, &lt;br&gt;, &lt;footer&gt;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bar_Memon</dc:creator>
    <meta:creation-date>2021-10-19T19:01:00Z</meta:creation-date>
    <dc:date>2021-10-19T19:04:00Z</dc:date>
    <meta:template xlink:href="Normal" xlink:type="simple"/>
    <meta:editing-cycles>2</meta:editing-cycles>
    <meta:editing-duration>PT180S</meta:editing-duration>
    <meta:document-statistic meta:page-count="2" meta:paragraph-count="3" meta:word-count="261" meta:character-count="1748" meta:row-count="12" meta:non-whitespace-character-count="1490"/>
  </office:meta>
</office:document-meta>
</file>